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officeooo:paragraph-rsid="001c9d1a"/>
    </style:style>
    <style:style style:name="P3" style:family="paragraph" style:parent-style-name="Text_20_body">
      <style:text-properties officeooo:rsid="001c9d1a" officeooo:paragraph-rsid="001c9d1a"/>
    </style:style>
    <style:style style:name="P4" style:family="paragraph" style:parent-style-name="Text_20_body">
      <style:text-properties officeooo:rsid="001e3533" officeooo:paragraph-rsid="001e3533"/>
    </style:style>
    <style:style style:name="P5" style:family="paragraph" style:parent-style-name="Standard">
      <style:text-properties officeooo:rsid="001c9d1a" officeooo:paragraph-rsid="001c9d1a"/>
    </style:style>
    <style:style style:name="P6" style:family="paragraph" style:parent-style-name="Standard" style:list-style-name="L1">
      <style:text-properties officeooo:paragraph-rsid="001f6da2"/>
    </style:style>
    <style:style style:name="P7" style:family="paragraph" style:parent-style-name="Heading_20_3">
      <style:text-properties officeooo:rsid="001c9d1a" officeooo:paragraph-rsid="001c9d1a"/>
    </style:style>
    <style:style style:name="P8" style:family="paragraph" style:parent-style-name="Heading_20_3">
      <style:text-properties officeooo:paragraph-rsid="001c9d1a"/>
    </style:style>
    <style:style style:name="P9" style:family="paragraph" style:parent-style-name="Heading_20_3">
      <style:text-properties officeooo:paragraph-rsid="00228880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1fea34"/>
    </style:style>
    <style:style style:name="P13" style:family="paragraph" style:parent-style-name="Text_20_body" style:list-style-name="L2">
      <style:text-properties officeooo:paragraph-rsid="001f6da2"/>
    </style:style>
    <style:style style:name="P14" style:family="paragraph" style:parent-style-name="Text_20_body" style:list-style-name="L2">
      <style:text-properties officeooo:rsid="001fea34" officeooo:paragraph-rsid="001fea34"/>
    </style:style>
    <style:style style:name="P15" style:family="paragraph" style:parent-style-name="Text_20_body">
      <style:text-properties officeooo:rsid="00228880" officeooo:paragraph-rsid="00228880"/>
    </style:style>
    <style:style style:name="P16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17" style:family="paragraph" style:parent-style-name="Text_20_body">
      <style:text-properties officeooo:paragraph-rsid="00228880"/>
    </style:style>
    <style:style style:name="P18" style:family="paragraph" style:parent-style-name="Text_20_body">
      <style:text-properties fo:font-weight="bold" officeooo:paragraph-rsid="00228880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paragraph-rsid="00228880"/>
    </style:style>
    <style:style style:name="P20" style:family="paragraph" style:parent-style-name="Text_20_body">
      <style:text-properties officeooo:rsid="001e3533" officeooo:paragraph-rsid="00228880"/>
    </style:style>
    <style:style style:name="P21" style:family="paragraph" style:parent-style-name="Text_20_body">
      <style:text-properties officeooo:rsid="0023dfb1" officeooo:paragraph-rsid="0023dfb1"/>
    </style:style>
    <style:style style:name="P22" style:family="paragraph" style:parent-style-name="Heading_20_2">
      <style:text-properties officeooo:rsid="001e3533" officeooo:paragraph-rsid="001e3533"/>
    </style:style>
    <style:style style:name="P23" style:family="paragraph" style:parent-style-name="Heading_20_2">
      <style:text-properties officeooo:rsid="00228880" officeooo:paragraph-rsid="00228880"/>
    </style:style>
    <style:style style:name="P24" style:family="paragraph" style:parent-style-name="Heading_20_2">
      <style:text-properties officeooo:paragraph-rsid="00228880"/>
    </style:style>
    <style:style style:name="P25" style:family="paragraph" style:parent-style-name="Heading_20_2">
      <style:text-properties officeooo:paragraph-rsid="0023dfb1"/>
    </style:style>
    <style:style style:name="P26" style:family="paragraph" style:parent-style-name="Heading_20_2">
      <style:text-properties officeooo:rsid="0023dfb1" officeooo:paragraph-rsid="0023df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c9d1a"/>
    </style:style>
    <style:style style:name="T5" style:family="text">
      <style:text-properties officeooo:rsid="001e3533"/>
    </style:style>
    <style:style style:name="T6" style:family="text">
      <style:text-properties officeooo:rsid="0020f386"/>
    </style:style>
    <style:style style:name="T7" style:family="text">
      <style:text-properties officeooo:rsid="00228880"/>
    </style:style>
    <style:style style:name="T8" style:family="text">
      <style:text-properties style:text-position="super 58%" officeooo:rsid="00228880"/>
    </style:style>
    <style:style style:name="T9" style:family="text">
      <style:text-properties officeooo:rsid="0023d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-1965</text:h>
      <text:h text:style-name="Heading_20_2" text:outline-level="2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4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4">The </text:span>BASIC-1965 <text:span text:style-name="T4">language </text:span>has no exception handling. Invalid input, dividing by zero, and numeric overflow or underflow will cause execution to stop. There are no try/catch, no begin/rescue, no ON ERROR capabilities.</text:p>
      <text:p text:style-name="Text_20_body">Expressions are limited to LET, <text:span text:style-name="T6">FOR,</text:span> <text:span text:style-name="T6">and IF </text:span>statements. One can say "LET A= B + 2" but one cannot say "<text:span text:style-name="T6">PRINT</text:span> A , B + 2"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2976682606552424019" text:style-name="L1">
        <text:list-item>
          <text:p text:style-name="P6">Subscripted variables</text:p>
        </text:list-item>
        <text:list-item>
          <text:p text:style-name="P6">Matrix operations</text:p>
        </text:list-item>
        <text:list-item>
          <text:p text:style-name="P10">Expressions in anything but LET, <text:span text:style-name="T6">FOR,</text:span> <text:span text:style-name="T6">and IF </text:span>commands</text:p>
        </text:list-item>
      </text:list>
      <text:p text:style-name="Text_20_body">I have also changed a few things:</text:p>
      <text:list xml:id="list4648026857305142103" text:style-name="L2">
        <text:list-item>
          <text:p text:style-name="P14">Premature exit of a FOR/NEXT loop will cause a problem on an outer loop</text:p>
        </text:list-item>
        <text:list-item>
          <text:p text:style-name="P12">The keyword "GOTO" is accepted as "GO TO" (with a space)</text:p>
        </text:list-item>
        <text:list-item>
          <text:p text:style-name="P13">Entered statements will be parsed and spaced "properly"</text:p>
        </text:list-item>
        <text:list-item>
          <text:p text:style-name="P11">The DATA statements are interpreted in sequence, <text:span text:style-name="T7">not before other lines</text:span></text:p>
        </text:list-item>
      </text:list>
      <text:p text:style-name="P2">The change for DATA statements is a significant departure from K&amp;K BASIC <text:span text:style-name="T4">(and all other BASICs)</text:span>. <text:span text:style-name="T4">In other BASICs, DATA </text:span><text:s/><text:span text:style-name="T4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P23" text:outline-level="2"><text:soft-page-break/>Running BASIC-1965</text:h>
      <text:h text:style-name="Heading_20_3" text:outline-level="3">Classic mode</text:h>
      <text:p text:style-name="P15">This is the classic mode, in which the user may edit programs and run them in the BASIC environment. You may use any of the immediate commands (see below).</text:p>
      <text:p text:style-name="P15">bin/basic.rb</text:p>
      <text:h text:style-name="Heading_20_3" text:outline-level="3">Run mode</text:h>
      <text:p text:style-name="P15">This option runs BASIC-1965 and also runs a specified BASIC program. When the BASIC program ends, BASIC-1965 ends.</text:p>
      <text:p text:style-name="P15">bin/basic.rb <text:span text:style-name="T1">filename</text:span> [-trace]</text:p>
      <text:p text:style-name="P15">With the -trace option, BASIC-1965 will print each statement prior to executing it.</text:p>
      <text:h text:style-name="Heading_20_2" text:outline-level="2">Immediate commands</text:h>
      <text:p text:style-name="Text_20_body">Immediate commands are executed on the command line. They are not stored as part of the program. They have no line number.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7" text:outline-level="3">TRACE</text:h>
      <text:p text:style-name="P2">Runs the current program, <text:span text:style-name="T4">displaying each line prior to execution.</text:span></text:p>
      <text:p text:style-name="P2">Syntax:<text:tab/><text:span text:style-name="T4">TRACE</text:span></text:p>
      <text:h text:style-name="P8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<text:soft-page-break/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Expressions <text:span text:style-name="T7">and operators</text:span></text:h>
      <text:p text:style-name="P17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Operation</text:p>
          </table:table-cell>
          <table:table-cell table:style-name="Table1.B1" office:value-type="string">
            <text:p text:style-name="P18">Symbol</text:p>
          </table:table-cell>
        </table:table-row>
        <table:table-row>
          <table:table-cell table:style-name="Table1.A2" office:value-type="string">
            <text:p text:style-name="P17">Addition</text:p>
          </table:table-cell>
          <table:table-cell table:style-name="Table1.B2" office:value-type="string">
            <text:p text:style-name="P19">+</text:p>
          </table:table-cell>
        </table:table-row>
        <table:table-row>
          <table:table-cell table:style-name="Table1.A2" office:value-type="string">
            <text:p text:style-name="P17">Subtraction</text:p>
          </table:table-cell>
          <table:table-cell table:style-name="Table1.B2" office:value-type="string">
            <text:p text:style-name="P19">-</text:p>
          </table:table-cell>
        </table:table-row>
        <table:table-row>
          <table:table-cell table:style-name="Table1.A2" office:value-type="string">
            <text:p text:style-name="P17">Multiplication</text:p>
          </table:table-cell>
          <table:table-cell table:style-name="Table1.B2" office:value-type="string">
            <text:p text:style-name="P19">*</text:p>
          </table:table-cell>
        </table:table-row>
        <table:table-row>
          <table:table-cell table:style-name="Table1.A2" office:value-type="string">
            <text:p text:style-name="P17">Division</text:p>
          </table:table-cell>
          <table:table-cell table:style-name="Table1.B2" office:value-type="string">
            <text:p text:style-name="P19">/</text:p>
          </table:table-cell>
        </table:table-row>
        <table:table-row>
          <table:table-cell table:style-name="Table1.A2" office:value-type="string">
            <text:p text:style-name="P15">Exponent</text:p>
          </table:table-cell>
          <table:table-cell table:style-name="Table1.B2" office:value-type="string">
            <text:p text:style-name="P16">^</text:p>
          </table:table-cell>
        </table:table-row>
      </table:table>
      <text:p text:style-name="P17"/>
      <text:p text:style-name="P17">Errors in computation (overflow, underflow, and divide by zero) cause execution to stop.</text:p>
      <text:h text:style-name="P26" text:outline-level="2">Numeric values</text:h>
      <text:p text:style-name="P21">Numeric values are either integers or floating point. Floating point numbers are store internally with Ruby's full precision and printed with six significant digits.</text:p>
      <text:h text:style-name="P25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Text_20_body">10 REM</text:p>
      <text:p text:style-name="Text_20_body">20 REM Beginning of my first program</text:p>
      <text:p text:style-name="Text_20_body">30 REM *----*</text:p>
      <text:h text:style-name="Heading_20_3" text:outline-level="3"><text:soft-page-break/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Text_20_body">40 LET A = 0</text:p>
      <text:p text:style-name="Text_20_body">50 LET B = A + 10</text:p>
      <text:p text:style-name="Text_20_body">55 LET C = C + 1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Text_20_body">60 INPUT U</text:p>
      <text:p text:style-name="Text_20_body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1">100 IF A = 1 THEN 200</text:p>
      <text:p text:style-name="P1">110 IF A &gt; B THEN 250</text:p>
      <text:p text:style-name="P1">120 IF G1 &lt;= G2 THEN 301</text:p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6">ay</text:span> be <text:span text:style-name="T6">numeric constants, </text:span>variables, <text:span text:style-name="T6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3"> TO </text:span><text:span text:style-name="T1">ending value</text:span></text:p>
      <text:p text:style-name="Text_20_body">Syntax:<text:tab/>PRINT <text:span text:style-name="T1">control variable = starting value</text:span><text:span text:style-name="T3"> TO </text:span><text:span text:style-name="T1">ending value</text:span><text:span text:style-name="T3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>Examples:</text:p>
      <text:p text:style-name="Text_20_body">FOR I = 1 TO 10</text:p>
      <text:p text:style-name="Text_20_body">PRINT A</text:p>
      <text:p text:style-name="Text_20_body">NEXT I</text:p>
      <text:p text:style-name="Text_20_body"/>
      <text:p text:style-name="Text_20_body">FOR I = 1 TO 10 STEP 2</text:p>
      <text:p text:style-name="Text_20_body"><text:soft-page-break/>PRINT A</text:p>
      <text:p text:style-name="Text_20_body">NEXT I</text:p>
      <text:p text:style-name="Text_20_body"/>
      <text:p text:style-name="Text_20_body">FOR I = 10 TO 1 STEP -1</text:p>
      <text:p text:style-name="Text_20_body">PRINT A</text:p>
      <text:p text:style-name="Text_20_body">NEXT I</text:p>
      <text:p text:style-name="Text_20_body"/>
      <text:p text:style-name="Text_20_body">It is possible to change the value of the control value within the loop. You can write:</text:p>
      <text:p text:style-name="Text_20_body"/>
      <text:p text:style-name="Text_20_body">FOR I = 1 TO 10</text:p>
      <text:p text:style-name="Text_20_body">PRINT A</text:p>
      <text:p text:style-name="Text_20_body">LET I = 2</text:p>
      <text:p text:style-name="Text_20_body">NEXT I</text:p>
      <text:p text:style-name="Text_20_body"/>
      <text:p text:style-name="Text_20_body">This will lock the program into a permanent loop, as the value of I will never reach 10.</text:p>
      <text:h text:style-name="Heading_20_3" text:outline-level="3">NEXT</text:h>
      <text:p text:style-name="Text_20_body">Denotes the end of a FOR loop.</text:p>
      <text:p text:style-name="Text_20_body">Syntax:<text:tab/>NEXT <text:span text:style-name="T1">control variable</text:span>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1">variable/constant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Text_20_body">PRINT</text:p>
      <text:p text:style-name="Text_20_body">PRINT A</text:p>
      <text:p text:style-name="Text_20_body">PRINT A,B</text:p>
      <text:p text:style-name="Text_20_body">PRINT "Output"</text:p>
      <text:p text:style-name="Text_20_body">PRINT "Results:", R1</text:p>
      <text:p text:style-name="Text_20_body">PRINT "Results:"; R2</text:p>
      <text:p text:style-name="Text_20_body">The list may include terminating separators. A terminating semicolon will suppress the newline. A terminating comma will advance to the next tab position and suppress the newline.</text:p>
      <text:p text:style-name="Text_20_body">PRINT "Processing...";</text:p>
      <text:p text:style-name="Text_20_body">... other statements that generate no output</text:p>
      <text:p text:style-name="Text_20_body">PRINT "done"</text:p>
      <text:p text:style-name="Text_20_body"><text:soft-page-break/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P15">Syntax:<text:tab/>GOTO line number</text:p>
      <text:p text:style-name="Text_20_body">Examples:</text:p>
      <text:p text:style-name="Text_20_body">300 GO TO 100</text:p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Text_20_body">300 GOSUB 400</text:p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Text_20_body">450 RETURN</text:p>
      <text:p text:style-name="P3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</text:p>
      <text:p text:style-name="Text_20_body">Examples:</text:p>
      <text:p text:style-name="Text_20_body">390 DATA 3, 150, 175, 180</text:p>
      <text:h text:style-name="Heading_20_3" text:outline-level="3">READ</text:h>
      <text:p text:style-name="Text_20_body">Loads variables with values from DATA statements.</text:p>
      <text:p text:style-name="Text_20_body"><text:soft-page-break/>Syntax:<text:tab/>READ <text:span text:style-name="T1">variable list</text:span></text:p>
      <text:p text:style-name="Text_20_body">Examples:</text:p>
      <text:p text:style-name="Text_20_body">400 READ N</text:p>
      <text:p text:style-name="Text_20_body">410 READ A,B,C</text:p>
      <text:p text:style-name="P2">Notice that the number of values in a READ statement do not have to match the number of values in DATA statements. <text:span text:style-name="T4">You may READ in pairs and define values ten per DATA. You may READ ten items from DATA statements that contain one value each.</text:span></text:p>
      <text:p text:style-name="P2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Text_20_body">900 STOP</text:p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Text_20_body">999 END</text:p>
      <text:h text:style-name="P22" text:outline-level="2">Functions</text:h>
      <text:p text:style-name="P4">Functions may be used in numeric expressions</text:p>
      <text:h text:style-name="Heading_20_3" text:outline-level="3">INT<text:span text:style-name="T5">(x)</text:span></text:h>
      <text:p text:style-name="P4">Return the integer part of a numeric value.</text:p>
      <text:h text:style-name="Heading_20_3" text:outline-level="3">RND<text:span text:style-name="T5">(x)</text:span></text:h>
      <text:p text:style-name="P4">Return a random number from 1 to x. The value is a floating-point value; RND(1) can return any value from zero to 1. A value of zero or less than zero is considered to be 1.</text:p>
      <text:h text:style-name="P9" text:outline-level="3"><text:span text:style-name="T7">EXP(x)</text:span></text:h>
      <text:p text:style-name="P20"><text:span text:style-name="T7">Computes e</text:span><text:span text:style-name="T8">x</text:span>.</text:p>
      <text:h text:style-name="P9" text:outline-level="3"><text:span text:style-name="T7">LOG(x)</text:span></text:h>
      <text:p text:style-name="P20"><text:span text:style-name="T9">Computes the natural log of x</text:span>. <text:span text:style-name="T9">A value of zero or a negative value will cause an error.</text:span></text:p>
      <text:h text:style-name="P24" text:outline-level="2">Editing programs</text:h>
      <text:p text:style-name="Text_20_body">Programs may be edited externally and loaded with the LOAD command, and they may be entered <text:soft-page-break/>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3" text:outline-level="3">Expressions</text:h>
      <text:p text:style-name="Standard">I chose to limit expressions to LET statements. This simplifies parsing of IF/THEN statements and PRINT statements. It does create a lot of work for the programmer, who must shuffle calculations into LET statements and then use temporary variables in IF/THEN and FOR statements.</text:p>
      <text:h text:style-name="Heading_20_2" text:outline-level="2">Changes in progress</text:h>
      <text:p text:style-name="Standard">I want to expand the use of expressions to all reasonable locations. These include IF/THEN and PRINT statements.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5">Implement functions SIN(), COS(), TAN(), ATN(), EXP(), LOG(), ABS(), SQR(), SG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14S</meta:editing-duration>
    <meta:editing-cycles>13</meta:editing-cycles>
    <meta:generator>LibreOffice/4.3.3.2$Linux_x86 LibreOffice_project/430m0$Build-2</meta:generator>
    <dc:date>2015-02-21T22:52:10.450950439</dc:date>
    <meta:document-statistic meta:table-count="1" meta:image-count="0" meta:object-count="0" meta:page-count="8" meta:paragraph-count="220" meta:word-count="1974" meta:character-count="11391" meta:non-whitespace-character-count="9644"/>
    <meta:user-defined meta:name="Info 1"/>
    <meta:user-defined meta:name="Info 2"/>
    <meta:user-defined meta:name="Info 3"/>
    <meta:user-defined meta:name="Info 4"/>
  </office:meta>
</office:document-meta>
</file>